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5b3e2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114f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3069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91d4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63864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91d4b" style:font-size-asian="14pt" style:font-weight-asian="normal" style:font-size-complex="14pt" style:font-weight-complex="normal"/>
    </style:style>
    <style:style style:name="T1" style:family="text">
      <style:text-properties officeooo:rsid="00b98715"/>
    </style:style>
    <style:style style:name="T2" style:family="text">
      <style:text-properties style:text-underline-style="solid" style:text-underline-width="auto" style:text-underline-color="font-color" officeooo:rsid="00b98715"/>
    </style:style>
    <style:style style:name="T3" style:family="text">
      <style:text-properties style:text-underline-style="solid" style:text-underline-width="auto" style:text-underline-color="font-color" officeooo:rsid="00191d4b"/>
    </style:style>
    <style:style style:name="T4" style:family="text">
      <style:text-properties style:text-underline-style="solid" style:text-underline-width="auto" style:text-underline-color="font-color" officeooo:rsid="008750c3"/>
    </style:style>
    <style:style style:name="T5" style:family="text">
      <style:text-properties officeooo:rsid="001156b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05e9" style:font-weight-asian="bold" style:font-weight-complex="bold"/>
    </style:style>
    <style:style style:name="T8" style:family="text">
      <style:text-properties fo:font-weight="bold" officeooo:rsid="00b77f0d" style:font-weight-asian="bold" style:font-weight-complex="bold"/>
    </style:style>
    <style:style style:name="T9" style:family="text">
      <style:text-properties fo:font-weight="bold" officeooo:rsid="007723da" style:font-weight-asian="bold" style:font-weight-complex="bold"/>
    </style:style>
    <style:style style:name="T10" style:family="text">
      <style:text-properties fo:font-weight="bold" officeooo:rsid="008894bf" style:font-weight-asian="bold" style:font-weight-complex="bold"/>
    </style:style>
    <style:style style:name="T11" style:family="text">
      <style:text-properties fo:font-weight="bold" officeooo:rsid="008a1717" style:font-weight-asian="bold" style:font-weight-complex="bold"/>
    </style:style>
    <style:style style:name="T12" style:family="text">
      <style:text-properties fo:font-weight="bold" officeooo:rsid="008cc057" style:font-weight-asian="bold" style:font-weight-complex="bold"/>
    </style:style>
    <style:style style:name="T13" style:family="text">
      <style:text-properties fo:font-weight="bold" officeooo:rsid="0091b378" style:font-weight-asian="bold" style:font-weight-complex="bold"/>
    </style:style>
    <style:style style:name="T14" style:family="text">
      <style:text-properties fo:font-weight="bold" officeooo:rsid="0092b1c5" style:font-weight-asian="bold" style:font-weight-complex="bold"/>
    </style:style>
    <style:style style:name="T15" style:family="text">
      <style:text-properties officeooo:rsid="00b205e9"/>
    </style:style>
    <style:style style:name="T16" style:family="text">
      <style:text-properties officeooo:rsid="00b4c57c"/>
    </style:style>
    <style:style style:name="T17" style:family="text">
      <style:text-properties officeooo:rsid="00b3d835"/>
    </style:style>
    <style:style style:name="T18" style:family="text">
      <style:text-properties officeooo:rsid="00b663f2"/>
    </style:style>
    <style:style style:name="T19" style:family="text">
      <style:text-properties officeooo:rsid="00befdb6"/>
    </style:style>
    <style:style style:name="T20" style:family="text">
      <style:text-properties officeooo:rsid="00b6dea3"/>
    </style:style>
    <style:style style:name="T21" style:family="text">
      <style:text-properties officeooo:rsid="00b77f0d"/>
    </style:style>
    <style:style style:name="T22" style:family="text">
      <style:text-properties officeooo:rsid="00130697"/>
    </style:style>
    <style:style style:name="T23" style:family="text">
      <style:text-properties style:text-underline-style="none" officeooo:rsid="00b98715"/>
    </style:style>
    <style:style style:name="T24" style:family="text">
      <style:text-properties style:text-underline-style="none" officeooo:rsid="00191d4b"/>
    </style:style>
    <style:style style:name="T25" style:family="text">
      <style:text-properties style:text-underline-style="none" officeooo:rsid="008750c3"/>
    </style:style>
    <style:style style:name="T26" style:family="text">
      <style:text-properties officeooo:rsid="00171a9c"/>
    </style:style>
    <style:style style:name="T27" style:family="text">
      <style:text-properties officeooo:rsid="00191d4b"/>
    </style:style>
    <style:style style:name="T28" style:family="text">
      <style:text-properties officeooo:rsid="001cfd86"/>
    </style:style>
    <style:style style:name="T29" style:family="text">
      <style:text-properties fo:font-style="normal" officeooo:rsid="001cfd86" style:font-style-asian="normal" style:font-style-complex="normal"/>
    </style:style>
    <style:style style:name="T30" style:family="text">
      <style:text-properties officeooo:rsid="001e79c7"/>
    </style:style>
    <style:style style:name="T31" style:family="text">
      <style:text-properties officeooo:rsid="002187c7"/>
    </style:style>
    <style:style style:name="T32" style:family="text">
      <style:text-properties officeooo:rsid="00225ccc"/>
    </style:style>
    <style:style style:name="T33" style:family="text">
      <style:text-properties style:text-position="super 58%" officeooo:rsid="001156be"/>
    </style:style>
    <style:style style:name="T34" style:family="text">
      <style:text-properties officeooo:rsid="005b3e24"/>
    </style:style>
    <style:style style:name="T35" style:family="text">
      <style:text-properties fo:font-variant="small-caps"/>
    </style:style>
    <style:style style:name="T36" style:family="text">
      <style:text-properties fo:font-variant="small-caps" officeooo:rsid="00672a40"/>
    </style:style>
    <style:style style:name="T37" style:family="text">
      <style:text-properties officeooo:rsid="005bb881"/>
    </style:style>
    <style:style style:name="T38" style:family="text">
      <style:text-properties officeooo:rsid="006d0819"/>
    </style:style>
    <style:style style:name="T39" style:family="text">
      <style:text-properties officeooo:rsid="0074d20c"/>
    </style:style>
    <style:style style:name="T40" style:family="text">
      <style:text-properties officeooo:rsid="007723da"/>
    </style:style>
    <style:style style:name="T41" style:family="text">
      <style:text-properties officeooo:rsid="007a29e1"/>
    </style:style>
    <style:style style:name="T42" style:family="text">
      <style:text-properties officeooo:rsid="007b8da5"/>
    </style:style>
    <style:style style:name="T43" style:family="text">
      <style:text-properties officeooo:rsid="007ea3fb"/>
    </style:style>
    <style:style style:name="T44" style:family="text">
      <style:text-properties officeooo:rsid="00858cc8"/>
    </style:style>
    <style:style style:name="T45" style:family="text">
      <style:text-properties officeooo:rsid="008750c3"/>
    </style:style>
    <style:style style:name="T46" style:family="text">
      <style:text-properties officeooo:rsid="008894bf"/>
    </style:style>
    <style:style style:name="T47" style:family="text">
      <style:text-properties officeooo:rsid="008a1717"/>
    </style:style>
    <style:style style:name="T48" style:family="text">
      <style:text-properties officeooo:rsid="008b97c3"/>
    </style:style>
    <style:style style:name="T49" style:family="text">
      <style:text-properties officeooo:rsid="008cc057"/>
    </style:style>
    <style:style style:name="T50" style:family="text">
      <style:text-properties officeooo:rsid="008eead2"/>
    </style:style>
    <style:style style:name="T51" style:family="text">
      <style:text-properties officeooo:rsid="0091b378"/>
    </style:style>
    <style:style style:name="T52" style:family="text">
      <style:text-properties officeooo:rsid="0092b1c5"/>
    </style:style>
    <style:style style:name="T53" style:family="text">
      <style:text-properties officeooo:rsid="0092c8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Contrôle de conjugaison <text:span text:style-name="T38">du </text:span>20<text:span text:style-name="T34">20</text:span>.<text:span text:style-name="T44">10</text:span>.<text:span text:style-name="T44">13</text:span> <text:span text:style-name="T5">(trois verbes, C03) / 3</text:span><text:span text:style-name="T33">e</text:span><text:span text:style-name="T5"> </text:span></text:p>
      <text:p text:style-name="P2"><text:tab/>Choisissez le sujet qui vous convient le mieux : A (<text:span text:style-name="T41">plus </text:span>facile) ou B (<text:span text:style-name="T42">plus difficile</text:span>). Traite<text:span text:style-name="T37">z</text:span> <text:span text:style-name="T35">l’un des deux</text:span> sujets.</text:p>
      <text:p text:style-name="P2"/>
      <text:p text:style-name="P2"><text:tab/>Question 19 : <text:tab/>attention, donnez <text:span text:style-name="T35">la forme anglaise</text:span> <text:span text:style-name="T37">attendue</text:span>.</text:p>
      <text:p text:style-name="P2"><text:tab/>Question 20 : <text:tab/>analysez la forme verbale soulignée en donnant <text:span text:style-name="T35">les </text:span><text:span text:style-name="T36">4</text:span><text:span text:style-name="T35"> renseignements attendus</text:span>, à savoir : verbe à l’infinitif, mode, temps, personne</text:p>
      <text:p text:style-name="P7"/>
      <text:p text:style-name="P1"/>
      <text:p text:style-name="P1"><text:tab/><text:tab/>- <text:span text:style-name="T22">A -<text:tab/><text:tab/><text:tab/><text:tab/><text:tab/><text:tab/><text:tab/><text:tab/>- B -</text:span></text:p>
      <text:p text:style-name="P4">01] être. indicatif.<text:span text:style-name="T28">présent</text:span>.<text:span text:style-name="T28">1</text:span>S<text:tab/><text:tab/><text:tab/><text:tab/><text:tab/>01] être. <text:span text:style-name="T13">subjonctif</text:span>.<text:span text:style-name="T51">présent</text:span>.3S</text:p>
      <text:p text:style-name="P4">02] <text:span text:style-name="T43">avoir</text:span>. <text:span text:style-name="T10">subjonctif</text:span>.<text:span text:style-name="T28">présent</text:span>.<text:span text:style-name="T28">2S</text:span><text:tab/><text:tab/><text:tab/><text:tab/>02] <text:span text:style-name="T43">avoir</text:span>. indicatif.futur.3P</text:p>
      <text:p text:style-name="P4">03] <text:span text:style-name="T45">parler</text:span>. indicatif.<text:span text:style-name="T28">présent</text:span>.<text:span text:style-name="T28">3S<text:tab/></text:span><text:tab/><text:tab/><text:tab/><text:tab/>03] <text:span text:style-name="T50">parler</text:span>. indicatif.passé composé.1P</text:p>
      <text:p text:style-name="P4">04] <text:span text:style-name="T43">avoir</text:span>. <text:span text:style-name="T29">indicatif.</text:span><text:span text:style-name="T15">présent.1P<text:tab/><text:tab/><text:tab/><text:tab/><text:tab/></text:span>04] <text:span text:style-name="T43">avoir</text:span>. <text:span text:style-name="T7">cond</text:span><text:span text:style-name="T8">itionnel</text:span><text:span text:style-name="T15">.présent.1S</text:span></text:p>
      <text:p text:style-name="P4">0<text:span text:style-name="T15">5</text:span>] <text:span text:style-name="T27">être</text:span>. <text:span text:style-name="T15">indicatif.présent.2P<text:tab/><text:tab/><text:tab/><text:tab/><text:tab/></text:span>0<text:span text:style-name="T15">5</text:span>] <text:span text:style-name="T22">être</text:span>. <text:span text:style-name="T15">indicatif.présent.2P</text:span></text:p>
      <text:p text:style-name="P4">0<text:span text:style-name="T16">6</text:span>] <text:span text:style-name="T45">parler</text:span>. <text:span text:style-name="T11">impératif</text:span>.<text:span text:style-name="T28">présent</text:span>.<text:span text:style-name="T47">2S<text:tab/></text:span><text:tab/><text:tab/><text:tab/>0<text:span text:style-name="T16">6</text:span>] <text:span text:style-name="T50">parler</text:span>. indicatif.<text:span text:style-name="T17">plus-que-parfait</text:span>.3S</text:p>
      <text:p text:style-name="P5">0<text:span text:style-name="T16">7</text:span>] ê<text:span text:style-name="T27">tre</text:span>. indicatif.<text:span text:style-name="T30">imparfait</text:span>.<text:span text:style-name="T30">1S<text:tab/></text:span><text:tab/><text:tab/><text:tab/><text:tab/>0<text:span text:style-name="T16">7</text:span>] <text:span text:style-name="T22">être</text:span>. indicatif.<text:span text:style-name="T17">passé simple</text:span>.3P</text:p>
      <text:p text:style-name="P5">0<text:span text:style-name="T16">8</text:span>] <text:span text:style-name="T43">avoir</text:span>. indicatif.<text:span text:style-name="T30">imparfait</text:span>.<text:span text:style-name="T30">2S<text:tab/><text:tab/><text:tab/><text:tab/><text:tab/></text:span>0<text:span text:style-name="T16">8</text:span>] <text:span text:style-name="T43">avoir</text:span>. indicatif.passé <text:span text:style-name="T18">simple</text:span>.<text:span text:style-name="T22">3S</text:span></text:p>
      <text:p text:style-name="P5">0<text:span text:style-name="T16">9</text:span>] <text:span text:style-name="T45">parler</text:span>. <text:span text:style-name="T47">conditionnel.présent.3S<text:tab/><text:tab/><text:tab/><text:tab/></text:span>0<text:span text:style-name="T16">9</text:span>] <text:span text:style-name="T50">parler</text:span>. <text:span text:style-name="T14">conditionnel</text:span><text:span text:style-name="T52">.présent.1S</text:span></text:p>
      <text:p text:style-name="P5"><text:span text:style-name="T16">10</text:span>] <text:span text:style-name="T43">avoir</text:span>. <text:span text:style-name="T30">indicatif.imparfait.1P<text:tab/><text:tab/><text:tab/><text:tab/><text:tab/>10</text:span>] <text:span text:style-name="T43">avoir</text:span>. <text:span text:style-name="T8">impératif</text:span><text:span text:style-name="T21">.présent.2P</text:span></text:p>
      <text:p text:style-name="P4"><text:span text:style-name="T1">1</text:span>1] être. indicatif.imparfait.<text:span text:style-name="T30">2P<text:tab/><text:tab/><text:tab/><text:tab/><text:tab/>1</text:span>1] être. indicatif.imparfait.3<text:span text:style-name="T19">P</text:span></text:p>
      <text:p text:style-name="P5"><text:span text:style-name="T1">1</text:span>2] <text:span text:style-name="T45">parler</text:span>. indicatif.<text:span text:style-name="T48">passé composé</text:span>.<text:span text:style-name="T30">3P<text:tab/><text:tab/><text:tab/>1</text:span>2] <text:span text:style-name="T50">parler</text:span>. indicatif.futur <text:span text:style-name="T52">antérieur</text:span>.<text:span text:style-name="T26">1P</text:span></text:p>
      <text:p text:style-name="P5"><text:span text:style-name="T1">1</text:span>3] ê<text:span text:style-name="T27">tre</text:span>. indicatif.<text:span text:style-name="T31">futur</text:span>.<text:span text:style-name="T31">2S<text:tab/></text:span><text:tab/><text:tab/><text:tab/><text:tab/><text:span text:style-name="T1">1</text:span>3] <text:span text:style-name="T22">être</text:span>. indicatif.p<text:span text:style-name="T19">lus-que-parfait</text:span>.1P</text:p>
      <text:p text:style-name="P5"><text:span text:style-name="T1">1</text:span>4] <text:span text:style-name="T43">avoir</text:span>. <text:span text:style-name="T31">indicatif.futur antérieur.1P<text:tab/><text:tab/><text:tab/><text:tab/>1</text:span>4] <text:span text:style-name="T43">avoir</text:span>. <text:span text:style-name="T7">cond</text:span><text:span text:style-name="T8">itionnel</text:span><text:span text:style-name="T15">.présent.1P</text:span></text:p>
      <text:p text:style-name="P5"><text:span text:style-name="T1">15</text:span>] <text:span text:style-name="T45">parler</text:span>. <text:span text:style-name="T15">indicatif.futur.1S<text:tab/><text:tab/><text:tab/><text:tab/><text:tab/>15</text:span>] <text:span text:style-name="T50">parler</text:span>. <text:span text:style-name="T15">indicatif.plus-que-parfait.2P</text:span></text:p>
      <text:p text:style-name="P4"><text:span text:style-name="T1">16</text:span>] <text:span text:style-name="T43">avoir</text:span>. indicatif.<text:span text:style-name="T32">futur</text:span>.<text:span text:style-name="T32">3S<text:tab/><text:tab/><text:tab/><text:tab/><text:tab/>16</text:span>] <text:span text:style-name="T43">avoir</text:span>. indicatif.<text:span text:style-name="T17">plus-que-parfait</text:span>.3<text:span text:style-name="T19">P</text:span></text:p>
      <text:p text:style-name="P5"><text:span text:style-name="T1">17</text:span>] ê<text:span text:style-name="T27">tre</text:span>. <text:span text:style-name="T12">subjonctif</text:span>.<text:span text:style-name="T49">présent</text:span>.<text:span text:style-name="T32">3P<text:tab/><text:tab/><text:tab/><text:tab/><text:tab/>17</text:span>] <text:span text:style-name="T22">être</text:span>. <text:span text:style-name="T39">infinitif</text:span>.<text:span text:style-name="T53">passé</text:span></text:p>
      <text:p text:style-name="P5"><text:span text:style-name="T1">18</text:span>] <text:span text:style-name="T45">parler</text:span>. indicatif.passé <text:span text:style-name="T32">composé</text:span>.<text:span text:style-name="T32">1S<text:tab/><text:tab/><text:tab/>18</text:span>] <text:span text:style-name="T43">avoir</text:span>. <text:span text:style-name="T9">impératif</text:span><text:span text:style-name="T40">. présent.2S</text:span></text:p>
      <text:p text:style-name="P6"><text:span text:style-name="T1">19</text:span>] <text:span text:style-name="T34">be. indicatif.prétérit.3S<text:tab/><text:tab/><text:tab/><text:tab/><text:tab/>19</text:span>] <text:span text:style-name="T34">be. indicatif.prétérit.3S</text:span></text:p>
      <text:p text:style-name="P4"><text:span text:style-name="T1">20</text:span>] <text:span text:style-name="T27">Tu </text:span><text:span text:style-name="T3">sera</text:span><text:span text:style-name="T4">i</text:span><text:span text:style-name="T3">s</text:span><text:span text:style-name="T24"> bientôt prêt </text:span><text:span text:style-name="T25">si tu le voulais.</text:span><text:span text:style-name="T24"> <text:tab/></text:span><text:span text:style-name="T27"><text:tab/><text:tab/>20</text:span>] <text:span text:style-name="T1">J’</text:span><text:span text:style-name="T2">aurais préféré</text:span><text:span text:style-name="T1"> lui en parl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6:52:51.566930226</meta:creation-date>
    <dc:date>2020-10-12T21:18:20.841874413</dc:date>
    <meta:editing-duration>PT9H49M15S</meta:editing-duration>
    <meta:editing-cycles>59</meta:editing-cycles>
    <meta:generator>LibreOffice/6.0.7.3$Linux_X86_64 LibreOffice_project/00m0$Build-3</meta:generator>
    <meta:print-date>2018-09-27T07:45:21.091282585</meta:print-date>
    <meta:document-statistic meta:table-count="0" meta:image-count="0" meta:object-count="0" meta:page-count="1" meta:paragraph-count="25" meta:word-count="206" meta:character-count="1846" meta:non-whitespace-character-count="1578"/>
  </office:meta>
</office:document-meta>
</file>